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3d:vertical-segments="16" dr3d:close-front="true" dr3d:close-back="tru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3d:scene draw:style-name="gr1" svg:width="8.13cm" svg:height="2.032cm" svg:x="6.205cm" svg:y="2.729cm" dr3d:transform="matrix (-1.83697019872103E-016 -1 0 1 -1.83697019872103E-016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3" draw:text-style-name="P1" draw:layer="layout" svg:x1="2.397cm" svg:y1="3.745cm" svg:x2="6.204cm" svg:y2="3.745cm">
          <text:p/>
        </draw:line>
        <draw:line draw:style-name="gr4" draw:text-style-name="P1" draw:layer="layout" svg:x1="14.338cm" svg:y1="3.745cm" svg:x2="18.145cm" svg:y2="3.745cm">
          <text:p/>
        </draw:line>
        <draw:frame draw:style-name="gr5" draw:text-style-name="P2" draw:layer="layout" svg:width="8.539cm" svg:height="1.019cm" svg:x="6.177cm" svg:y="1.0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0.471cm" svg:height="0.47cm" svg:x="2.397cm" svg:y="2.9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2" draw:layer="layout" svg:width="0.606cm" svg:height="0.528cm" svg:x="14.843cm" svg:y="3.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10:11:29.669951186</meta:creation-date>
    <dc:date>2018-01-03T10:44:23.454919397</dc:date>
    <meta:editing-duration>PT12M22S</meta:editing-duration>
    <meta:editing-cycles>3</meta:editing-cycles>
    <meta:generator>LibreOffice/5.4.4.2$Linux_X86_64 LibreOffice_project/40m0$Build-2</meta:generator>
    <meta:document-statistic meta:object-count="7"/>
  </office:meta>
</office:document-meta>
</file>

<file path=Object 1/content.xml><?xml version="1.0" encoding="utf-8"?>
<math xmlns="http://www.w3.org/1998/Math/MathML" display="block">
  <semantics>
    <mtable>
      <mtr>
        <mtd>
          <mrow>
            <msup>
              <mi>e</mi>
              <mrow>
                <mo stretchy="false">−</mo>
                <mrow/>
              </mrow>
            </msup>
            <mspace width="2em"/>
            <mtext>Total Current </mtext>
            <mi>J</mi>
          </mrow>
        </mtd>
      </mtr>
      <mtr>
        <mtd>
          <mrow>
            <mtext>Cylindrical distribution, Gaussian, RMS width </mtext>
            <mi>σ</mi>
          </mrow>
        </mtd>
      </mtr>
    </mtable>
    <annotation encoding="StarMath 5.0">e^{-{}} ~ "Total Current " J  newline "Cylindrical distribution, Gaussian, RMS width " %sigma
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3/content.xml><?xml version="1.0" encoding="utf-8"?>
<math xmlns="http://www.w3.org/1998/Math/MathML" display="block">
  <semantics>
    <msup>
      <mi>e</mi>
      <mrow>
        <mo stretchy="false">−</mo>
        <mrow/>
      </mrow>
    </msup>
    <annotation encoding="StarMath 5.0">e^{-{ }}</annotation>
  </semantics>
</math>
</file>